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" svg:font-family="'Bitstream Vera Sans'"/>
    <style:font-face style:name="StarSymbol" svg:font-family="StarSymbol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automatic-styles>
    <style:style style:name="Editieren" style:family="table">
      <style:table-properties style:width="16.999cm" table:align="margins"/>
    </style:style>
    <style:style style:name="Editieren.A" style:family="table-column">
      <style:table-column-properties style:column-width="4.249cm" style:rel-column-width="16382*"/>
    </style:style>
    <style:style style:name="Editieren.B" style:family="table-column">
      <style:table-column-properties style:column-width="3.106cm" style:rel-column-width="11975*"/>
    </style:style>
    <style:style style:name="Editieren.C" style:family="table-column">
      <style:table-column-properties style:column-width="3.678cm" style:rel-column-width="14178*"/>
    </style:style>
    <style:style style:name="Editieren.D" style:family="table-column">
      <style:table-column-properties style:column-width="5.965cm" style:rel-column-width="23000*"/>
    </style:style>
    <style:style style:name="Editieren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ditieren.D1" style:family="table-cell">
      <style:table-cell-properties fo:padding="0.097cm" fo:border="0.002cm solid #000000"/>
    </style:style>
    <style:style style:name="Editieren.A2" style:family="table-cell">
      <style:table-cell-properties fo:padding="0.097cm" fo:border-left="0.002cm solid #000000" fo:border-right="none" fo:border-top="none" fo:border-bottom="0.002cm solid #000000"/>
    </style:style>
    <style:style style:name="Editieren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fo:break-before="auto" fo:break-after="auto" table:align="margins"/>
    </style:style>
    <style:style style:name="Tabelle1.A" style:family="table-column">
      <style:table-column-properties style:column-width="6.482cm" style:rel-column-width="24991*"/>
    </style:style>
    <style:style style:name="Tabelle1.B" style:family="table-column">
      <style:table-column-properties style:column-width="4.849cm" style:rel-column-width="18694*"/>
    </style:style>
    <style:style style:name="Tabelle1.C" style:family="table-column">
      <style:table-column-properties style:column-width="5.667cm" style:rel-column-width="21850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space" fo:font-size="8pt" style:font-name-asian="Monospace" style:font-size-asian="8pt" style:font-name-complex="Monospace" style:font-size-complex="8pt"/>
    </style:style>
    <style:style style:name="P2" style:family="paragraph" style:parent-style-name="Text_20_body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zifikationen Messwerte Iatrix</text:h>
      <text:p text:style-name="Standard"/>
      <text:h text:style-name="Heading_20_2" text:outline-level="2">1. Bearbeitung von Laborwerten</text:h>
      <table:table table:name="Editieren" table:style-name="Editieren">
        <table:table-column table:style-name="Editieren.A"/>
        <table:table-column table:style-name="Editieren.B"/>
        <table:table-column table:style-name="Editieren.C"/>
        <table:table-column table:style-name="Editieren.D"/>
        <table:table-row>
          <table:table-cell table:style-name="Editieren.A1" office:value-type="string">
            <text:p text:style-name="P1"/>
          </table:table-cell>
          <table:table-cell table:style-name="Editieren.A1" office:value-type="string">
            <text:p text:style-name="P1">Path. Zustand</text:p>
          </table:table-cell>
          <table:table-cell table:style-name="Editieren.A1" office:value-type="string">
            <text:p text:style-name="P1">Wert</text:p>
          </table:table-cell>
          <table:table-cell table:style-name="Editieren.D1" office:value-type="string">
            <text:p text:style-name="P1">Löschen</text:p>
          </table:table-cell>
        </table:table-row>
        <table:table-row>
          <table:table-cell table:style-name="Editieren.A2" office:value-type="string">
            <text:p text:style-name="P1">Praxislabors</text:p>
          </table:table-cell>
          <table:table-cell table:style-name="Editieren.A2" office:value-type="string">
            <text:p text:style-name="P1">Ja</text:p>
          </table:table-cell>
          <table:table-cell table:style-name="Editieren.A2" office:value-type="string">
            <text:p text:style-name="P1">Ja</text:p>
          </table:table-cell>
          <table:table-cell table:style-name="Editieren.D2" office:value-type="string">
            <text:p text:style-name="P1">Zugriffsrecht: Internes Labor</text:p>
          </table:table-cell>
        </table:table-row>
        <table:table-row>
          <table:table-cell table:style-name="Editieren.A2" office:value-type="string">
            <text:p text:style-name="P1">Externe Labors</text:p>
          </table:table-cell>
          <table:table-cell table:style-name="Editieren.A2" office:value-type="string">
            <text:p text:style-name="P1">Ja</text:p>
          </table:table-cell>
          <table:table-cell table:style-name="Editieren.A2" office:value-type="string">
            <text:p text:style-name="P1">Nein (Zugriffsrecht)</text:p>
          </table:table-cell>
          <table:table-cell table:style-name="Editieren.D2" office:value-type="string">
            <text:p text:style-name="P1">Zugriffsrecht: Externes Labor</text:p>
          </table:table-cell>
        </table:table-row>
      </table:table>
      <text:p text:style-name="Standard"/>
      <text:h text:style-name="Heading_20_2" text:outline-level="2">2. Gruppen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Table_20_Contents">Guppe</text:p>
          </table:table-cell>
          <table:table-cell table:style-name="Tabelle1.A1" office:value-type="string">
            <text:p text:style-name="Table_20_Contents">Anzeige</text:p>
          </table:table-cell>
          <table:table-cell table:style-name="Tabelle1.C1" office:value-type="string">
            <text:p text:style-name="Table_20_Contents">Editierbar</text:p>
          </table:table-cell>
        </table:table-row>
        <table:table-row>
          <table:table-cell table:style-name="Tabelle1.A2" office:value-type="string">
            <text:p text:style-name="Table_20_Contents">Alle Resultate</text:p>
          </table:table-cell>
          <table:table-cell table:style-name="Tabelle1.A2" office:value-type="string">
            <text:p text:style-name="Table_20_Contents">Alle vorhandenen Werte</text:p>
          </table:table-cell>
          <table:table-cell table:style-name="Tabelle1.C2" office:value-type="string">
            <text:p text:style-name="Table_20_Contents">Nur Werte von Praxislabor</text:p>
          </table:table-cell>
        </table:table-row>
        <table:table-row>
          <table:table-cell table:style-name="Tabelle1.A2" office:value-type="string">
            <text:p text:style-name="Table_20_Contents">Praxislabor</text:p>
          </table:table-cell>
          <table:table-cell table:style-name="Tabelle1.A2" office:value-type="string">
            <text:p text:style-name="Table_20_Contents">Alle definierten Werte vom Praxislabor</text:p>
          </table:table-cell>
          <table:table-cell table:style-name="Tabelle1.C2" office:value-type="string">
            <text:p text:style-name="Table_20_Contents">Alle</text:p>
          </table:table-cell>
        </table:table-row>
        <table:table-row>
          <table:table-cell table:style-name="Tabelle1.A2" office:value-type="string">
            <text:p text:style-name="Table_20_Contents">Spezifische Gruppen,</text:p>
            <text:p text:style-name="Table_20_Contents">z. B. Diabetes, Schwangerschaft</text:p>
          </table:table-cell>
          <table:table-cell table:style-name="Tabelle1.A2" office:value-type="string">
            <text:p text:style-name="Table_20_Contents">Alle Werte der Gruppe</text:p>
          </table:table-cell>
          <table:table-cell table:style-name="Tabelle1.C2" office:value-type="string">
            <text:p text:style-name="Table_20_Contents">Nur Werte von Praxislabor</text:p>
          </table:table-cell>
        </table:table-row>
      </table:table>
      <text:p text:style-name="Text_20_body"/>
      <text:h text:style-name="Heading_20_2" text:outline-level="2">Mehrfache Werte</text:h>
      <text:p text:style-name="Text_20_body">Zusammenführung von 2 verschiedenen Daten:<text:line-break/>Auswählbar ganzer Tag oder nur einzelene Werte</text:p>
      <text:p text:style-name="Text_20_body">Zusammenführung von bestehenden Doppelwerten:<text:line-break/>Menü "zusammenführen", Dialog zum löschen unbenötigter Werte. Falls identisch, automatisch zusammenführen.<text:line-break/><text:span text:style-name="T1">Tiefe Priorität</text:span></text:p>
      <text:h text:style-name="Heading_20_2" text:outline-level="2">Tabs/Unterfenster</text:h>
      <text:p text:style-name="Text_20_body">- Basisfenster mit allen Tabs<text:line-break/>- Unterfenster mit nur einer spezifischen Gruppe</text:p>
      <text:h text:style-name="Heading_20_2" text:outline-level="2">Ausdruck</text:h>
      <text:p text:style-name="Text_20_body">Momentan wie Gerrys View</text:p>
      <text:p text:style-name="Text_20_body">Später: Schnittstelle Brief-Plugins, d. h. einfügen in beliebige Vorlagen</text:p>
      <text:h text:style-name="Heading_20_2" text:outline-level="2">Spaltenbreite</text:h>
      <text:p text:style-name="Text_20_body">2 Spalten links speichern</text:p>
      <text:p text:style-name="Text_20_body">Daten dynamisch, proportionale Breite (Rest des Fensters)</text:p>
      <text:p text:style-name="Text_20_body">Konfigurierbar, wie viele Daten angezeigt werden pro Seite.</text:p>
      <text:h text:style-name="Heading_20_2" text:outline-level="2">Seiten</text:h>
      <text:p text:style-name="Text_20_body">Aktuellste Werte füllen letzte Seite auf, ältere Werte werden auf erster Seite von rechts nach links aufgefüllt.</text:p>
      <text:p text:style-name="Text_20_body"/>
      <text:h text:style-name="Heading_20_2" text:outline-level="2"><text:soft-page-break/>Menü/Toolbar</text:h>
      <text:list text:style-name="L1">
        <text:list-item>
          <text:p text:style-name="P2">Import</text:p>
        </text:list-item>
        <text:list-item>
          <text:p text:style-name="P2">Druck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" svg:font-family="'Bitstream Vera Sans'"/>
    <style:font-face style:name="StarSymbol" svg:font-family="StarSymbol"/>
    <style:font-face style:name="Monospace" svg:font-family="Monospace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0pt" fo:language="de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5-29T12:42:22</meta:creation-date>
    <dc:date>2008-06-06T11:32:44</dc:date>
    <meta:editing-cycles>21</meta:editing-cycles>
    <meta:editing-duration>PT28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44" meta:word-count="160" meta:character-count="1206"/>
  </office:meta>
</office:document-meta>
</file>